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DF0000005681FE674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Spranq eco sans" svg:font-family="'Spranq eco sans'"/>
    <style:font-face style:name="Arial2" svg:font-family="Arial" style:font-family-generic="swiss"/>
    <style:font-face style:name="Spranq eco sans1" svg:font-family="'Spranq eco sans'" style:font-family-generic="swiss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254cm"/>
    </style:style>
    <style:style style:name="Tabela1.B" style:family="table-column">
      <style:table-column-properties style:column-width="4.657cm"/>
    </style:style>
    <style:style style:name="Tabela1.C" style:family="table-column">
      <style:table-column-properties style:column-width="4.551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style:font-name="Arial" fo:font-size="11pt" fo:language="pt" fo:country="BR"/>
    </style:style>
    <style:style style:name="P2" style:family="paragraph" style:parent-style-name="Header">
      <style:paragraph-properties fo:text-align="center" style:justify-single-word="false" fo:padding="0.011cm" fo:border-left="none" fo:border-right="none" fo:border-top="0.002cm solid #000000" fo:border-bottom="none"/>
      <style:text-properties style:font-name="Arial" fo:font-size="8pt" fo:language="pt" fo:country="BR" fo:font-weight="normal" style:font-weight-asian="normal" style:font-weight-complex="normal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text-align="justify" style:justify-single-word="false" fo:break-before="page"/>
    </style:style>
    <style:style style:name="P8" style:family="paragraph" style:parent-style-name="Title" style:master-page-name="First_20_Page">
      <style:paragraph-properties style:page-number="auto"/>
      <style:text-properties fo:font-size="18pt" style:font-size-asian="18pt" style:font-size-complex="18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Standard" style:list-style-name="L2">
      <style:paragraph-properties fo:text-align="justify" style:justify-single-word="false"/>
    </style:style>
    <style:style style:name="P17" style:family="paragraph" style:parent-style-name="Standard" style:list-style-name="L3"/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0" style:family="paragraph" style:parent-style-name="Standard">
      <style:paragraph-properties fo:text-align="justify" style:justify-single-word="false" style:writing-mode="lr-tb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style:font-name="Arial1" fo:font-size="40pt" style:font-size-asian="40pt" style:font-size-complex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 fo:font-size="40pt" style:font-size-asian="40pt" style:font-size-complex="40pt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e6e6e6" draw:fill-color="#e6e6e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Text_20_body"><draw:rect text:anchor-type="paragraph" draw:z-index="7" draw:style-name="gr1" draw:text-style-name="P22" svg:width="17.476cm" svg:height="24.302cm" svg:x="0.026cm" svg:y="0.016cm"><text:p text:style-name="P21"><text:span text:style-name="T2">Relatório de Prospecção</text:span></text:p><text:p text:style-name="P21"><text:span text:style-name="T2">Do Projeto Expresso V3</text:span></text:p><text:p text:style-name="P21"><text:span text:style-name="T2">ActiveSync </text:span></text:p></draw:rect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P15">Sumário</text:p>
          </text:index-title>
          <text:p text:style-name="P13">Introdução<text:tab/>3</text:p>
          <text:p text:style-name="P13">Testes funcionais<text:tab/>4</text:p>
          <text:p text:style-name="P13">Problemas e melhorias:<text:tab/>6</text:p>
          <text:p text:style-name="P12">Funcionalidade Encaminhar e-mail:<text:tab/>6</text:p>
          <text:p text:style-name="P12">Sugestões de melhorias: <text:tab/>6</text:p>
          <text:p text:style-name="P13">Conclusão<text:tab/>7</text:p>
          <text:p text:style-name="P13">Ficha técnica <text:s text:c="8"/><text:tab/>8</text:p>
        </text:index-body>
      </text:table-of-content>
      <text:p text:style-name="Text_20_body"/>
      <text:h text:style-name="P6" text:outline-level="1">Introdução</text:h>
      <text:p text:style-name="Text_20_body"><text:tab/>O ActiveSync é um módulo do Expresso V3 (Tine2.0) que implementa o protocolo de sincronização de e-mails, contatos, calendário e tarefas com dispositivos móveis. </text:p>
      <text:p text:style-name="Text_20_body"><text:tab/>Nessa prospecção um ambiente de desenvolvimento e de testes foi configurado e <text:s/>testes funcionais de sincronização inicial, envio, encaminhamento e recebimento de e-mails foram realizados. Como resultado, problemas detectados e melhorias foram apresentados.</text:p>
      <text:p text:style-name="Text_20_body"/>
      <text:h text:style-name="P7" text:outline-level="1">Testes funcionais</text:h>
      <text:p text:style-name="P4"><text:s text:c="13"/></text:p>
      <text:p text:style-name="P4"><text:tab/>Os testes foram realizados com dispositivos móveis IPhone 3GS/IOS5.01, Motorola Milestone/Android 2.2.1 e Emulador de Windows Mobile 6 Professional.</text:p>
      <text:p text:style-name="P4"/>
      <text:p text:style-name="P4"><text:tab/>Não tendo um procedimento padrão de configuração do ambiente de desenvolvimento e testes, fiz um ambiente por conta própria. O código-fonte foi clonado do repositório GIT do SERPRO em 09/01/2012. Os casos de teste para cada uma das funcionalidades foram criados através da ferramenta testLink.</text:p>
      <text:p text:style-name="P4"/>
      <text:p text:style-name="P4"><text:tab/>No teste de Sincronização Inicial(Caso de teste CTV3-143) foram sincronizados 14 e-mails que recentemente haviam apresentado problemas no Expresso V2(ZPUSH). Foi feita apenas uma sincronização inicial, onde todos e-mails foram transferidos do servidor para o dispositivo móvel. Após sincronizar, o conteúdo e anexos foram verificados.</text:p>
      <text:p text:style-name="P4"/>
      <text:p text:style-name="P4"><text:tab/>No teste Responder(Caso de teste CTV3-144), o usuário respondeu um e-mail com anexo. Na resposta, o anexo foi removido e o corpo original da mensagem foi <text:s/>concatenado com a resposta.</text:p>
      <text:p text:style-name="P4"/>
      <text:p text:style-name="P4"><text:tab/>No teste Enviar(Caso de teste CTV3-145), um e-mail com uma imagem em anexo foi enviado. O conteúdo e anexo do e-mail enviado se mantiveram corretos ao visualizar a mensagem.</text:p>
      <text:p text:style-name="P4"/>
      <text:p text:style-name="P4"><text:tab/>No teste Encaminhar(Caso de teste CTV3-146), um e-mail recebido com uma imagem em anexo foi encaminhado. Ao receber o e-mail, seu conteúdo original deveria ser <text:s/>concatenado com o texto do encaminhamento e seu anexo deveria ser visualizado corretamente, mas conforme pode ser visto na tabela a seguir o encaminhamento não funcionou corretamente. O problema pode estar tanto no módulo Activesync quanto no Felamimail.</text:p>
      <text:p text:style-name="P4"/>
      <text:p text:style-name="P4"><text:tab/>Os seguintes resultados foram obtidos: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row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9">IOS 5.01</text:p>
          </table:table-cell>
          <table:table-cell table:style-name="Tabela1.A1" office:value-type="string">
            <text:p text:style-name="P9">Android 2.2.1</text:p>
          </table:table-cell>
          <table:table-cell table:style-name="Tabela1.D1" office:value-type="string">
            <text:p text:style-name="P9">Windows Mobile 6</text:p>
          </table:table-cell>
        </table:table-row>
        <table:table-row>
          <table:table-cell table:style-name="Tabela1.A2" office:value-type="string">
            <text:p text:style-name="P11">Sincronização</text:p>
          </table:table-cell>
          <table:table-cell table:style-name="Tabela1.A2" office:value-type="string">
            <text:p text:style-name="P9">Sucesso</text:p>
          </table:table-cell>
          <table:table-cell table:style-name="Tabela1.A2" office:value-type="string">
            <text:p text:style-name="P9">Sucesso</text:p>
          </table:table-cell>
          <table:table-cell table:style-name="Tabela1.D2" office:value-type="string">
            <text:p text:style-name="P9">Sucesso</text:p>
          </table:table-cell>
        </table:table-row>
        <table:table-row>
          <table:table-cell table:style-name="Tabela1.A2" office:value-type="string">
            <text:p text:style-name="P11">Responder</text:p>
          </table:table-cell>
          <table:table-cell table:style-name="Tabela1.A2" office:value-type="string">
            <text:p text:style-name="P9">Sucesso</text:p>
          </table:table-cell>
          <table:table-cell table:style-name="Tabela1.A2" office:value-type="string">
            <text:p text:style-name="P9">Sucesso</text:p>
          </table:table-cell>
          <table:table-cell table:style-name="Tabela1.D2" office:value-type="string">
            <text:p text:style-name="P9">Sucesso</text:p>
          </table:table-cell>
        </table:table-row>
        <table:table-row>
          <table:table-cell table:style-name="Tabela1.A2" office:value-type="string">
            <text:p text:style-name="P11">Enviar</text:p>
          </table:table-cell>
          <table:table-cell table:style-name="Tabela1.A2" office:value-type="string">
            <text:p text:style-name="P9">Sucesso</text:p>
          </table:table-cell>
          <table:table-cell table:style-name="Tabela1.A2" office:value-type="string">
            <text:p text:style-name="P9">Sucesso</text:p>
          </table:table-cell>
          <table:table-cell table:style-name="Tabela1.D2" office:value-type="string">
            <text:p text:style-name="P9">Sucesso</text:p>
          </table:table-cell>
        </table:table-row>
        <table:table-row>
          <table:table-cell table:style-name="Tabela1.A2" office:value-type="string">
            <text:p text:style-name="P11">Encaminhar</text:p>
          </table:table-cell>
          <table:table-cell table:style-name="Tabela1.A2" office:value-type="string">
            <text:p text:style-name="P9">Sucesso</text:p>
          </table:table-cell>
          <table:table-cell table:style-name="Tabela1.A2" office:value-type="string">
            <text:p text:style-name="P9">Desformatou o MIME. Não foi possível visualizar nem o corpo, nem o anexo.</text:p>
          </table:table-cell>
          <table:table-cell table:style-name="Tabela1.D2" office:value-type="string">
            <text:p text:style-name="P9">Desformatou o MIME. O cabeçalho, corpo e anexo se tornaram <text:s/>uma sequência de caracteres no corpo da mensagem.</text:p>
          </table:table-cell>
        </table:table-row>
      </table:table>
      <text:p text:style-name="P19"/>
      <text:p text:style-name="P4"/>
      <text:p text:style-name="P4"><text:tab/>Através de uma inspeção do código fonte, observei que o módulo ActiveSync é <text:s text:c="2"/>altamente dependente dos módulos Addressbook, Tasks, Calendar e Felamimail. Problemas <text:s/>nesses módulos geralmente refletem no ActiveSync e também em outros módulos que <text:soft-page-break/>deles dependam.</text:p>
      <text:p text:style-name="P4"/>
      <text:p text:style-name="P4"><text:tab/>Testei o encaminhamento de um e-mail com uma imagem em anexo usando somente a interface Web do Expresso V3. A mensagem original se tornou um anexo com a extensão .eml. </text:p>
      <text:p text:style-name="P4"/>
      <text:h text:style-name="P6" text:outline-level="1">Problemas e melhorias:</text:h>
      <text:h text:style-name="Heading_20_2" text:outline-level="2">Funcionalidade Encaminhar e-mail:</text:h>
      <text:p text:style-name="Standard"/>
      <text:list xml:id="list2039607165" text:style-name="L2">
        <text:list-item>
          <text:p text:style-name="P16">O encaminhamento feito via Android não foi adequadamente tratado pelo Expresso, criando assim um formato MIME inválido. O problema pode estar no módulo Felamimail ou ActiveSync.</text:p>
        </text:list-item>
        <text:list-item>
          <text:p text:style-name="P16">O encaminhamento feito via Windows Mobile não foi adequadamente tratado pelo Expresso, criando assim um formato MIME inválido. O problema pode estar no módulo Felamimail ou ActiveSync.</text:p>
        </text:list-item>
        <text:list-item>
          <text:p text:style-name="P16">O encaminhamento feito apenas através da Interface Web não é adequado para dispositivos móveis, pois esses em geral não conseguem abrir adequadamente anexos .eml. O <text:s/>melhor seria o encaminhamento ser um e-mail “multipart/mixed”, assim como faz o Gmail, o Hotmail e o Expresso V2. </text:p>
        </text:list-item>
      </text:list>
      <text:p text:style-name="Standard"/>
      <text:h text:style-name="Heading_20_2" text:outline-level="2">Sugestões de melhorias: </text:h>
      <text:p text:style-name="Standard"/>
      <text:list xml:id="list1323825585" text:style-name="L3">
        <text:list-item>
          <text:p text:style-name="P17">Definir/Disponibilizar um procedimento padrão para configuração do ambiente de Testes.</text:p>
        </text:list-item>
        <text:list-item>
          <text:p text:style-name="P17">Definir/Disponibilizar um procedimento padrão para configuração do ambiente de Desenvolvimento.</text:p>
        </text:list-item>
        <text:list-item>
          <text:p text:style-name="P17">Tendo em vista que já foi criado um manual de utilização do Emulador Windows Mobile e que casos de teste já foram especificados na ferramenta testLink, já é possível que a equipe do Centro de Testes comece a realizar testes funcionais.</text:p>
        </text:list-item>
      </text:list>
      <text:p text:style-name="Standard"/>
      <text:h text:style-name="P6" text:outline-level="1">Conclusão</text:h>
      <text:p text:style-name="Text_20_body"/>
      <text:p text:style-name="P20"><text:tab/>Como a tecnologia e a ferramenta já tinham sido definidas, essa prospecção ficou resumida a testes funcionais e sugestões de melhorias no processo. Os problemas detectados no encaminhamento de e-mails precisam ser analisados pelas equipes responsáveis pelo módulo Felamimail e pelo módulo ActiveSync. Para evitar problemas desnecessários, um procedimento de padronização do ambiente de desenvolvimento e de testes precisa ser criado. Com já foi disponibilizada a documentação mínima necessária, agora já é viável iniciar a transferência da execução de testes funcionais e de testes de regressão para o Centro de Testes. </text:p>
      <text:h text:style-name="Heading_20_1" text:outline-level="1"/>
      <text:p text:style-name="Text_20_body"/>
      <text:p text:style-name="Text_20_body"/>
      <text:p text:style-name="Text_20_body"/>
      <text:p text:style-name="Text_20_body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Heading_20_1" text:outline-level="1"/>
      <text:h text:style-name="P6" text:outline-level="1">Ficha técnica <text:s text:c="8"/></text:h>
      <text:p text:style-name="P5"/>
      <text:p text:style-name="P5"/>
      <text:p text:style-name="P5"><text:span text:style-name="T1">SERPRO - SERVIÇO FEDERAL DE PROCESSAMENTO DE DADOS</text:span><text:line-break/><text:line-break/><text:span text:style-name="T1">Diretor Presidente</text:span><text:line-break/>Marcos Vinícius Ferreira Mazoni<text:line-break/></text:p>
      <text:p text:style-name="P5"><text:span text:style-name="T1">Diretor Superintendente</text:span><text:line-break/>Gilberto Paganotto<text:line-break/></text:p>
      <text:p text:style-name="P5"><text:span text:style-name="T1">Diretor de Operações</text:span><text:line-break/>Wilton Itaiguara Goncalves Mota<text:line-break/></text:p>
      <text:p text:style-name="P5"><text:span text:style-name="T1">Superintendência de Suporte a Infraestrutura de TIC – SUPSI</text:span><text:line-break/>José Edson Marinho de Sousa<text:line-break/></text:p>
      <text:p text:style-name="P5"><text:span text:style-name="T1">Chefe da Divisão de Suporte a Banco de Dados e Web – SIEBW</text:span><text:line-break/>Márcio Roberto Starke<text:line-break/></text:p>
      <text:p text:style-name="P5"><text:span text:style-name="T1">Elaboração</text:span><text:line-break/>Emerson Faria Nobre – SUPSI/SIETE/SIEB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Spranq eco sans" svg:font-family="'Spranq eco sans'"/>
    <style:font-face style:name="Arial2" svg:font-family="Arial" style:font-family-generic="swiss"/>
    <style:font-face style:name="Spranq eco sans1" svg:font-family="'Spranq eco sans'" style:font-family-generic="swiss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0.5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pranq eco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Spranq eco 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Spranq eco sans" fo:font-size="10.5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pranq eco sans" style:font-size-asian="12pt" style:font-name-complex="Lohit Hindi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Times New Roman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667cm" fo:text-indent="-0.762cm" fo:margin-left="2.66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3.429cm" fo:text-indent="-1.524cm" fo:margin-left="3.429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3.683cm" fo:text-indent="-1.778cm" fo:margin-left="3.68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937cm" fo:text-indent="-2.032cm" fo:margin-left="3.93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4.191cm" fo:text-indent="-2.286cm" fo:margin-left="4.19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699cm" fo:text-indent="-2.794cm" fo:margin-left="4.69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953cm" fo:text-indent="-3.048cm" fo:margin-left="4.95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language="pt" fo:country="BR"/>
    </style:style>
    <style:style style:name="MP2" style:family="paragraph" style:parent-style-name="Header">
      <style:paragraph-properties fo:text-align="center" style:justify-single-word="false" fo:padding="0.011cm" fo:border-left="none" fo:border-right="none" fo:border-top="0.002cm solid #000000" fo:border-bottom="none"/>
      <style:text-properties style:font-name="Arial" fo:font-size="8pt" fo:language="pt" fo:country="BR" fo:font-weight="normal" style:font-weight-asian="normal" style:font-weight-complex="normal"/>
    </style:style>
    <style:style style:name="MP3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width="6.084cm" svg:height="1.092cm" draw:z-index="6"><draw:image xlink:href="Pictures/10000000000001DF0000005681FE674F.jpg" xlink:type="simple" xlink:show="embed" xlink:actuate="onLoad"/></draw:frame></text:p>
        <text:p text:style-name="MP1"/>
        <text:p text:style-name="MP1"/>
        <text:p text:style-name="MP2">Expresso V3 - ActiveSync</text:p>
      </style:header>
      <style:footer>
        <text:p text:style-name="MP3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lter Zapalowski</meta:initial-creator>
    <meta:creation-date>2011-12-26T09:28:49</meta:creation-date>
    <dc:date>2012-01-31T14:33:19</dc:date>
    <meta:editing-duration>P6DT22H35M4S</meta:editing-duration>
    <meta:editing-cycles>197</meta:editing-cycles>
    <meta:generator>BrOffice/3.3$Linux LibreOffice_project/330m19$Build-202</meta:generator>
    <dc:creator>Emerson Nobre</dc:creator>
    <meta:document-statistic meta:table-count="1" meta:image-count="1" meta:object-count="0" meta:page-count="8" meta:paragraph-count="61" meta:word-count="772" meta:character-count="5202"/>
  </office:meta>
</office:document-meta>
</file>